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</text:sequence-decls>
      <text:p text:style-name="OrgTitle"><text:title>VIM notes</text:title></text:p>
      <text:p text:style-name="OrgTitle"/>
      <text:p text:style-name="OrgSubtitle"><text:initial-creator>Hal Henke</text:initial-creator></text:p>
      <text:p text:style-name="OrgSubtitle"/>
      <text:p text:style-name="OrgSubtitle"><text:date style:data-style-name="N75" text:date-value="2012-12-18T12:50:29+11:00">18 Dec 2012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NERD tree Mappings</text:a></text:p>
        </text:index-body>
      </text:table-of-content>
      <text:h text:style-name="Heading_20_1" text:outline-level="1"><text:bookmark-start text:name="OrgXref.sec-1"/><text:bookmark text:name="sec-1"/>NERD tree Mappings<text:bookmark-end text:name="OrgXref.sec-1"/></text:h>
      <table:table table:name="Table1" table:style-name="OrgTable">
        <table:table-column table:style-name="OrgTableColumn"/>
        <table:table-column table:style-name="OrgTableColumn"/>
        <table:table-column table:style-name="OrgTableColumn"/>
        <table:table-header-rows>
          <table:table-row>
            <table:table-cell table:style-name="OrgTblCellT">
              <text:p text:style-name="OrgTableHeadingLeft">Default Key</text:p>
            </table:table-cell>
            <table:table-cell table:style-name="OrgTblCellT">
              <text:p text:style-name="OrgTableHeadingLeft">Description</text:p>
            </table:table-cell>
            <table:table-cell table:style-name="OrgTblCellT">
              <text:p text:style-name="OrgTableHeadingLeft">help-tag</text:p>
            </table:table-cell>
          </table:table-row>
        </table:table-header-rows>
        <table:table-rows>
          <table:table-row>
            <table:table-cell table:style-name="OrgTblCellT">
              <text:p text:style-name="OrgTableContentsLeft">o…….</text:p>
            </table:table-cell>
            <table:table-cell table:style-name="OrgTblCellT">
              <text:p text:style-name="OrgTableContentsLeft">Open files, directories and bookmarks………………..</text:p>
            </table:table-cell>
            <table:table-cell table:style-name="OrgTblCellT">
              <text:p text:style-name="OrgTableContentsLeft">NERDTree-.*</text:p>
            </table:table-cell>
          </table:table-row>
          <table:table-row>
            <table:table-cell table:style-name="OrgTblCell">
              <text:p text:style-name="OrgTableContentsLeft">go……</text:p>
            </table:table-cell>
            <table:table-cell table:style-name="OrgTblCell">
              <text:p text:style-name="OrgTableContentsLeft">Open selected file, but leave cursor in the NERDTree…..</text:p>
            </table:table-cell>
            <table:table-cell table:style-name="OrgTblCell">
              <text:p text:style-name="OrgTableContentsLeft">NERDTree-.*</text:p>
            </table:table-cell>
          </table:table-row>
          <table:table-row>
            <table:table-cell table:style-name="OrgTblCell">
              <text:p text:style-name="OrgTableContentsLeft">t…….</text:p>
            </table:table-cell>
            <table:table-cell table:style-name="OrgTblCell">
              <text:p text:style-name="OrgTableContentsLeft">Open selected node/bookmark in a new tab……………..</text:p>
            </table:table-cell>
            <table:table-cell table:style-name="OrgTblCell">
              <text:p text:style-name="OrgTableContentsLeft">NERDTree-.*</text:p>
            </table:table-cell>
          </table:table-row>
          <table:table-row>
            <table:table-cell table:style-name="OrgTblCell">
              <text:p text:style-name="OrgTableContentsLeft">T…….</text:p>
            </table:table-cell>
            <table:table-cell table:style-name="OrgTblCell">
              <text:p text:style-name="OrgTableContentsLeft">Same as 't' but keep the focus on the current tab……..</text:p>
            </table:table-cell>
            <table:table-cell table:style-name="OrgTblCell">
              <text:p text:style-name="OrgTableContentsLeft">NERDTree-T</text:p>
            </table:table-cell>
          </table:table-row>
          <table:table-row>
            <table:table-cell table:style-name="OrgTblCell">
              <text:p text:style-name="OrgTableContentsLeft">i…….</text:p>
            </table:table-cell>
            <table:table-cell table:style-name="OrgTblCell">
              <text:p text:style-name="OrgTableContentsLeft">Open selected file in a split window…………………</text:p>
            </table:table-cell>
            <table:table-cell table:style-name="OrgTblCell">
              <text:p text:style-name="OrgTableContentsLeft">NERDTree-i</text:p>
            </table:table-cell>
          </table:table-row>
          <table:table-row>
            <table:table-cell table:style-name="OrgTblCell">
              <text:p text:style-name="OrgTableContentsLeft">gi……</text:p>
            </table:table-cell>
            <table:table-cell table:style-name="OrgTblCell">
              <text:p text:style-name="OrgTableContentsLeft">Same as i, but leave the cursor on the NERDTree……….</text:p>
            </table:table-cell>
            <table:table-cell table:style-name="OrgTblCell">
              <text:p text:style-name="OrgTableContentsLeft">NERDTree-gi</text:p>
            </table:table-cell>
          </table:table-row>
          <table:table-row>
            <table:table-cell table:style-name="OrgTblCell">
              <text:p text:style-name="OrgTableContentsLeft">s…….</text:p>
            </table:table-cell>
            <table:table-cell table:style-name="OrgTblCell">
              <text:p text:style-name="OrgTableContentsLeft">Open selected file in a new vsplit…………………..</text:p>
            </table:table-cell>
            <table:table-cell table:style-name="OrgTblCell">
              <text:p text:style-name="OrgTableContentsLeft">NERDTree-s</text:p>
            </table:table-cell>
          </table:table-row>
          <table:table-row>
            <table:table-cell table:style-name="OrgTblCell">
              <text:p text:style-name="OrgTableContentsLeft">gs……</text:p>
            </table:table-cell>
            <table:table-cell table:style-name="OrgTblCell">
              <text:p text:style-name="OrgTableContentsLeft">Same as s, but leave the cursor on the NERDTree……….</text:p>
            </table:table-cell>
            <table:table-cell table:style-name="OrgTblCell">
              <text:p text:style-name="OrgTableContentsLeft">NERDTree-gs</text:p>
            </table:table-cell>
          </table:table-row>
          <table:table-row>
            <table:table-cell table:style-name="OrgTblCell">
              <text:p text:style-name="OrgTableContentsLeft">O…….</text:p>
            </table:table-cell>
            <table:table-cell table:style-name="OrgTblCell">
              <text:p text:style-name="OrgTableContentsLeft">Recursively open the selected directory………………</text:p>
            </table:table-cell>
            <table:table-cell table:style-name="OrgTblCell">
              <text:p text:style-name="OrgTableContentsLeft">NERDTree-O</text:p>
            </table:table-cell>
          </table:table-row>
          <table:table-row>
            <table:table-cell table:style-name="OrgTblCell">
              <text:p text:style-name="OrgTableContentsLeft">x…….</text:p>
            </table:table-cell>
            <table:table-cell table:style-name="OrgTblCell">
              <text:p text:style-name="OrgTableContentsLeft">Close the current nodes parent………………………</text:p>
            </table:table-cell>
            <table:table-cell table:style-name="OrgTblCell">
              <text:p text:style-name="OrgTableContentsLeft">NERDTree-x</text:p>
            </table:table-cell>
          </table:table-row>
          <table:table-row>
            <table:table-cell table:style-name="OrgTblCell">
              <text:p text:style-name="OrgTableContentsLeft">X…….</text:p>
            </table:table-cell>
            <table:table-cell table:style-name="OrgTblCell">
              <text:p text:style-name="OrgTableContentsLeft">Recursively close all children of the current node…….</text:p>
            </table:table-cell>
            <table:table-cell table:style-name="OrgTblCell">
              <text:p text:style-name="OrgTableContentsLeft">NERDTree-X</text:p>
            </table:table-cell>
          </table:table-row>
          <table:table-row>
            <table:table-cell table:style-name="OrgTblCell">
              <text:p text:style-name="OrgTableContentsLeft">e…….</text:p>
            </table:table-cell>
            <table:table-cell table:style-name="OrgTblCell">
              <text:p text:style-name="OrgTableContentsLeft">Edit the current dif……………………………….</text:p>
            </table:table-cell>
            <table:table-cell table:style-name="OrgTblCell">
              <text:p text:style-name="OrgTableContentsLeft">NERDTree-e</text:p>
            </table:table-cell>
          </table:table-row>
        </table:table-rows>
        <table:table-rows>
          <table:table-row>
            <table:table-cell table:style-name="OrgTblCellT">
              <text:p text:style-name="OrgTableContentsLeft">&lt;CR&gt;…..</text:p>
            </table:table-cell>
            <table:table-cell table:style-name="OrgTblCellT">
              <text:p text:style-name="OrgTableContentsLeft">same as NERDTree-o .</text:p>
            </table:table-cell>
            <table:table-cell table:style-name="OrgTblCellT">
              <text:p text:style-name="OrgTableContentsLeft">-</text:p>
            </table:table-cell>
          </table:table-row>
          <table:table-row>
            <table:table-cell table:style-name="OrgTblCell">
              <text:p text:style-name="OrgTableContentsLeft">double-click</text:p>
            </table:table-cell>
            <table:table-cell table:style-name="OrgTblCell">
              <text:p text:style-name="OrgTableContentsLeft">same as the NERDTree-o  map.</text:p>
            </table:table-cell>
            <table:table-cell table:style-name="OrgTblCell">
              <text:p text:style-name="OrgTableContentsLeft">-</text:p>
            </table:table-cell>
          </table:table-row>
          <table:table-row>
            <table:table-cell table:style-name="OrgTblCell">
              <text:p text:style-name="OrgTableContentsLeft">middle-click</text:p>
            </table:table-cell>
            <table:table-cell table:style-name="OrgTblCell">
              <text:p text:style-name="OrgTableContentsLeft">same as NERDTree-i  for files, same as    NERDTree-e  for dirs.</text:p>
            </table:table-cell>
            <table:table-cell table:style-name="OrgTblCell">
              <text:p text:style-name="OrgTableContentsLeft">-</text:p>
            </table:table-cell>
          </table:table-row>
        </table:table-rows>
        <table:table-rows>
          <table:table-row>
            <table:table-cell table:style-name="OrgTblCellT">
              <text:p text:style-name="OrgTableContentsLeft">D…….</text:p>
            </table:table-cell>
            <table:table-cell table:style-name="OrgTblCellT">
              <text:p text:style-name="OrgTableContentsLeft">Delete the current bookmark ………………………..</text:p>
            </table:table-cell>
            <table:table-cell table:style-name="OrgTblCellT">
              <text:p text:style-name="OrgTableContentsLeft">NERDTree-D</text:p>
            </table:table-cell>
          </table:table-row>
          <table:table-row>
            <table:table-cell table:style-name="OrgTblCell">
              <text:p text:style-name="OrgTableContentsLeft">P…….</text:p>
            </table:table-cell>
            <table:table-cell table:style-name="OrgTblCell">
              <text:p text:style-name="OrgTableContentsLeft">Jump to the root node………………………………</text:p>
            </table:table-cell>
            <table:table-cell table:style-name="OrgTblCell">
              <text:p text:style-name="OrgTableContentsLeft">NERDTree-P</text:p>
            </table:table-cell>
          </table:table-row>
          <table:table-row>
            <table:table-cell table:style-name="OrgTblCell">
              <text:p text:style-name="OrgTableContentsLeft">p…….</text:p>
            </table:table-cell>
            <table:table-cell table:style-name="OrgTblCell">
              <text:p text:style-name="OrgTableContentsLeft">Jump to current nodes parent………………………..</text:p>
            </table:table-cell>
            <table:table-cell table:style-name="OrgTblCell">
              <text:p text:style-name="OrgTableContentsLeft">NERDTree-p</text:p>
            </table:table-cell>
          </table:table-row>
          <table:table-row>
            <table:table-cell table:style-name="OrgTblCell">
              <text:p text:style-name="OrgTableContentsLeft">K…….</text:p>
            </table:table-cell>
            <table:table-cell table:style-name="OrgTblCell">
              <text:p text:style-name="OrgTableContentsLeft">Jump up inside directories at the current tree depth…..</text:p>
            </table:table-cell>
            <table:table-cell table:style-name="OrgTblCell">
              <text:p text:style-name="OrgTableContentsLeft">NERDTree-K</text:p>
            </table:table-cell>
          </table:table-row>
          <table:table-row>
            <table:table-cell table:style-name="OrgTblCell">
              <text:p text:style-name="OrgTableContentsLeft">J…….</text:p>
            </table:table-cell>
            <table:table-cell table:style-name="OrgTblCell">
              <text:p text:style-name="OrgTableContentsLeft">Jump down inside directories at the current tree depth…</text:p>
            </table:table-cell>
            <table:table-cell table:style-name="OrgTblCell">
              <text:p text:style-name="OrgTableContentsLeft">NERDTree-J</text:p>
            </table:table-cell>
          </table:table-row>
          <table:table-row>
            <table:table-cell table:style-name="OrgTblCell">
              <text:p text:style-name="OrgTableContentsLeft">&lt;C-J&gt;…</text:p>
            </table:table-cell>
            <table:table-cell table:style-name="OrgTblCell">
              <text:p text:style-name="OrgTableContentsLeft">Jump down to the next sibling of the current directory…</text:p>
            </table:table-cell>
            <table:table-cell table:style-name="OrgTblCell">
              <text:p text:style-name="OrgTableContentsLeft">NERDTree-C-J</text:p>
            </table:table-cell>
          </table:table-row>
          <table:table-row>
            <table:table-cell table:style-name="OrgTblCellB">
              <text:p text:style-name="OrgTableContentsLeft">&lt;C-K&gt;…</text:p>
            </table:table-cell>
            <table:table-cell table:style-name="OrgTblCellB">
              <text:p text:style-name="OrgTableContentsLeft">Jump up to the previous sibling of the current directory.</text:p>
            </table:table-cell>
            <table:table-cell table:style-name="OrgTblCellB">
              <text:p text:style-name="OrgTableContentsLeft">NERDTree-C-K</text:p>
            </table:table-cell>
          </table:table-row>
        </table:table-rows>
      </table:table>
      <table:table table:name="Table2" table:style-name="OrgTable">
        <table:table-column table:style-name="OrgTableColumn"/>
        <table:table-column table:style-name="OrgTableColumn"/>
        <table:table-column table:style-name="OrgTableColumn"/>
        <table:table-header-rows>
          <table:table-row>
            <table:table-cell table:style-name="OrgTblCellT">
              <text:p text:style-name="OrgTableHeadingLeft">C…….</text:p>
            </table:table-cell>
            <table:table-cell table:style-name="OrgTblCellT">
              <text:p text:style-name="OrgTableHeadingLeft">Change the tree root to the selected dir……………..</text:p>
            </table:table-cell>
            <table:table-cell table:style-name="OrgTblCellT">
              <text:p text:style-name="OrgTableHeadingLeft">NERDTree-C</text:p>
            </table:table-cell>
          </table:table-row>
          <table:table-row>
            <table:table-cell table:style-name="OrgTblCell">
              <text:p text:style-name="OrgTableHeadingLeft">u…….</text:p>
            </table:table-cell>
            <table:table-cell table:style-name="OrgTblCell">
              <text:p text:style-name="OrgTableHeadingLeft">Move the tree root up one directory………………….</text:p>
            </table:table-cell>
            <table:table-cell table:style-name="OrgTblCell">
              <text:p text:style-name="OrgTableHeadingLeft">NERDTree-u</text:p>
            </table:table-cell>
          </table:table-row>
          <table:table-row>
            <table:table-cell table:style-name="OrgTblCell">
              <text:p text:style-name="OrgTableHeadingLeft">U…….</text:p>
            </table:table-cell>
            <table:table-cell table:style-name="OrgTblCell">
              <text:p text:style-name="OrgTableHeadingLeft">Same as 'u' except the old root node is left open……..</text:p>
            </table:table-cell>
            <table:table-cell table:style-name="OrgTblCell">
              <text:p text:style-name="OrgTableHeadingLeft">NERDTree-U</text:p>
            </table:table-cell>
          </table:table-row>
          <table:table-row>
            <table:table-cell table:style-name="OrgTblCell">
              <text:p text:style-name="OrgTableHeadingLeft">r…….</text:p>
            </table:table-cell>
            <table:table-cell table:style-name="OrgTblCell">
              <text:p text:style-name="OrgTableHeadingLeft">Recursively refresh the current directory…………….</text:p>
            </table:table-cell>
            <table:table-cell table:style-name="OrgTblCell">
              <text:p text:style-name="OrgTableHeadingLeft">NERDTree-r</text:p>
            </table:table-cell>
          </table:table-row>
          <table:table-row>
            <table:table-cell table:style-name="OrgTblCell">
              <text:p text:style-name="OrgTableHeadingLeft">R…….</text:p>
            </table:table-cell>
            <table:table-cell table:style-name="OrgTblCell">
              <text:p text:style-name="OrgTableHeadingLeft">Recursively refresh the current root…………………</text:p>
            </table:table-cell>
            <table:table-cell table:style-name="OrgTblCell">
              <text:p text:style-name="OrgTableHeadingLeft">NERDTree-R</text:p>
            </table:table-cell>
          </table:table-row>
          <table:table-row>
            <table:table-cell table:style-name="OrgTblCell">
              <text:p text:style-name="OrgTableHeadingLeft">m…….</text:p>
            </table:table-cell>
            <table:table-cell table:style-name="OrgTblCell">
              <text:p text:style-name="OrgTableHeadingLeft">Display the NERD tree menu………………………….</text:p>
            </table:table-cell>
            <table:table-cell table:style-name="OrgTblCell">
              <text:p text:style-name="OrgTableHeadingLeft">NERDTree-m</text:p>
            </table:table-cell>
          </table:table-row>
          <table:table-row>
            <table:table-cell table:style-name="OrgTblCell">
              <text:p text:style-name="OrgTableHeadingLeft">cd……</text:p>
            </table:table-cell>
            <table:table-cell table:style-name="OrgTblCell">
              <text:p text:style-name="OrgTableHeadingLeft">Change the CWD to the dir of the selected node………..</text:p>
            </table:table-cell>
            <table:table-cell table:style-name="OrgTblCell">
              <text:p text:style-name="OrgTableHeadingLeft">NERDTree-cd</text:p>
            </table:table-cell>
          </table:table-row>
        </table:table-header-rows>
        <table:table-rows>
          <table:table-row>
            <table:table-cell table:style-name="OrgTblCellT">
              <text:p text:style-name="OrgTableContentsLeft">I…….</text:p>
            </table:table-cell>
            <table:table-cell table:style-name="OrgTblCellT">
              <text:p text:style-name="OrgTableContentsLeft">Toggle whether hidden files displayed………………..</text:p>
            </table:table-cell>
            <table:table-cell table:style-name="OrgTblCellT">
              <text:p text:style-name="OrgTableContentsLeft">NERDTree-I</text:p>
            </table:table-cell>
          </table:table-row>
          <table:table-row>
            <table:table-cell table:style-name="OrgTblCell">
              <text:p text:style-name="OrgTableContentsLeft">f…….</text:p>
            </table:table-cell>
            <table:table-cell table:style-name="OrgTblCell">
              <text:p text:style-name="OrgTableContentsLeft">Toggle whether the file filters are used……………..</text:p>
            </table:table-cell>
            <table:table-cell table:style-name="OrgTblCell">
              <text:p text:style-name="OrgTableContentsLeft">NERDTree-f</text:p>
            </table:table-cell>
          </table:table-row>
          <table:table-row>
            <table:table-cell table:style-name="OrgTblCell">
              <text:p text:style-name="OrgTableContentsLeft">F…….</text:p>
            </table:table-cell>
            <table:table-cell table:style-name="OrgTblCell">
              <text:p text:style-name="OrgTableContentsLeft">Toggle whether files are displayed…………………..</text:p>
            </table:table-cell>
            <table:table-cell table:style-name="OrgTblCell">
              <text:p text:style-name="OrgTableContentsLeft">NERDTree-F</text:p>
            </table:table-cell>
          </table:table-row>
          <table:table-row>
            <table:table-cell table:style-name="OrgTblCell">
              <text:p text:style-name="OrgTableContentsLeft">B…….</text:p>
            </table:table-cell>
            <table:table-cell table:style-name="OrgTblCell">
              <text:p text:style-name="OrgTableContentsLeft">Toggle whether the bookmark table is displayed………..</text:p>
            </table:table-cell>
            <table:table-cell table:style-name="OrgTblCell">
              <text:p text:style-name="OrgTableContentsLeft">NERDTree-B</text:p>
            </table:table-cell>
          </table:table-row>
        </table:table-rows>
        <table:table-rows>
          <table:table-row>
            <table:table-cell table:style-name="OrgTblCellT">
              <text:p text:style-name="OrgTableContentsLeft">q…….</text:p>
            </table:table-cell>
            <table:table-cell table:style-name="OrgTblCellT">
              <text:p text:style-name="OrgTableContentsLeft">Close the NERDTree window…………………………..</text:p>
            </table:table-cell>
            <table:table-cell table:style-name="OrgTblCellT">
              <text:p text:style-name="OrgTableContentsLeft">NERDTree-q</text:p>
            </table:table-cell>
          </table:table-row>
          <table:table-row>
            <table:table-cell table:style-name="OrgTblCell">
              <text:p text:style-name="OrgTableContentsLeft">A…….</text:p>
            </table:table-cell>
            <table:table-cell table:style-name="OrgTblCell">
              <text:p text:style-name="OrgTableContentsLeft">Zoom (maximize/minimize) the NERDTree window………….</text:p>
            </table:table-cell>
            <table:table-cell table:style-name="OrgTblCell">
              <text:p text:style-name="OrgTableContentsLeft">NERDTree-A</text:p>
            </table:table-cell>
          </table:table-row>
          <table:table-row>
            <table:table-cell table:style-name="OrgTblCellB">
              <text:p text:style-name="OrgTableContentsLeft">?…….</text:p>
            </table:table-cell>
            <table:table-cell table:style-name="OrgTblCellB">
              <text:p text:style-name="OrgTableContentsLeft">Toggle the display of the quick help…………………</text:p>
            </table:table-cell>
            <table:table-cell table:style-name="OrgTblCellB">
              <text:p text:style-name="OrgTableContentsLeft">NERDTree-?</text:p>
            </table:table-cell>
          </table:table-row>
        </table:table-rows>
      </table:table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018cm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Hal Henke</dc:creator>
    <meta:initial-creator>Hal Henke</meta:initial-creator>
    <dc:date>2012-12-18T12:50:29+11:00</dc:date>
    <meta:creation-date>2012-12-18T12:50:29+11:00</meta:creation-date>
    <meta:generator>Org-7.8.11/Emacs-24.2.1</meta:generator>
    <meta:keyword/>
    <dc:subject/>
    <dc:title>VIM notes</dc:title>
  </office:meta>
</office:document-meta>
</file>